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0">
      <style:graphic-properties draw:fill="none" draw:stroke="solid" svg:stroke-width="0.00694in" svg:stroke-color="#44546a" draw:marker-end="a1169" svg:stroke-opacity="100%" draw:stroke-linejoin="miter" svg:stroke-linecap="butt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4">
      <style:graphic-properties draw:fill="none" draw:stroke="solid" svg:stroke-width="0.00694in" svg:stroke-color="#44546a" draw:marker-end="a1183" svg:stroke-opacity="100%" draw:stroke-linejoin="miter" svg:stroke-linecap="butt"/>
    </style:style>
    <style:style style:family="graphic" style:name="a1136">
      <style:graphic-properties draw:fill="none" draw:stroke="solid" svg:stroke-width="0.00694in" svg:stroke-color="#44546a" draw:marker-end="a1135" svg:stroke-opacity="100%" draw:stroke-linejoin="miter" svg:stroke-linecap="butt"/>
    </style:style>
    <style:style style:family="graphic" style:name="a1186">
      <style:graphic-properties draw:fill="none" draw:stroke="solid" svg:stroke-width="0.00694in" svg:stroke-color="#44546a" draw:marker-end="a1185" svg:stroke-opacity="100%" draw:stroke-linejoin="miter" svg:stroke-linecap="butt"/>
    </style:style>
    <style:style style:family="graphic" style:name="a1138">
      <style:graphic-properties draw:fill="none" draw:stroke="solid" svg:stroke-width="0.00694in" svg:stroke-color="#44546a" draw:marker-end="a1137" svg:stroke-opacity="100%" draw:stroke-linejoin="miter" svg:stroke-linecap="but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03">
      <style:graphic-properties draw:fill="none" draw:stroke="solid" svg:stroke-width="0.00694in" svg:stroke-color="#44546a" draw:marker-end="a1202" svg:stroke-opacity="100%" draw:stroke-linejoin="miter" svg:stroke-linecap="butt"/>
    </style:style>
    <style:style style:family="graphic" style:name="a1205">
      <style:graphic-properties draw:fill="none" draw:stroke="solid" svg:stroke-width="0.00694in" svg:stroke-color="#44546a" draw:marker-end="a1204" svg:stroke-opacity="100%" draw:stroke-linejoin="miter" svg:stroke-linecap="butt"/>
    </style:style>
    <style:style style:family="graphic" style:name="a1207">
      <style:graphic-properties draw:fill="none" draw:stroke="solid" svg:stroke-width="0.00694in" svg:stroke-color="#44546a" draw:marker-end="a1206" svg:stroke-opacity="100%" draw:stroke-linejoin="miter" svg:stroke-linecap="butt"/>
    </style:style>
    <style:style style:family="graphic" style:name="a1209">
      <style:graphic-properties draw:fill="none" draw:stroke="solid" svg:stroke-width="0.00694in" svg:stroke-color="#44546a" draw:marker-end="a1208" svg:stroke-opacity="100%" draw:stroke-linejoin="miter" svg:stroke-linecap="butt"/>
    </style:style>
    <style:style style:family="text" style:name="a1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none" draw:stroke="solid" svg:stroke-width="0.00694in" svg:stroke-color="#44546a" draw:marker-end="a1210" svg:stroke-opacity="100%" draw:stroke-linejoin="miter" svg:stroke-linecap="butt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6">
      <style:graphic-properties draw:fill="none" draw:stroke="solid" svg:stroke-width="0.00694in" svg:stroke-color="#44546a" draw:marker-end="a1215" svg:stroke-opacity="100%" draw:stroke-linejoin="miter" svg:stroke-linecap="but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0">
      <style:graphic-properties draw:fill="none" draw:stroke="solid" svg:stroke-width="0.00694in" svg:stroke-color="#44546a" draw:marker-end="a1149" svg:stroke-opacity="100%" draw:stroke-linejoin="miter" svg:stroke-linecap="butt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5">
      <style:graphic-properties draw:fill="none" draw:stroke="solid" svg:stroke-width="0.00694in" svg:stroke-color="#44546a" draw:marker-end="a1154" svg:stroke-opacity="100%" draw:stroke-linejoin="miter" svg:stroke-linecap="but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draw:fill="none" draw:stroke="solid" svg:stroke-width="0.00694in" svg:stroke-color="#44546a" draw:marker-end="a1156" svg:stroke-opacity="100%" draw:stroke-linejoin="miter" svg:stroke-linecap="butt"/>
    </style:style>
    <style:style style:family="graphic" style:name="a1159">
      <style:graphic-properties draw:fill="none" draw:stroke="solid" svg:stroke-width="0.00694in" svg:stroke-color="#44546a" draw:marker-end="a1158" svg:stroke-opacity="100%" draw:stroke-linejoin="miter" svg:stroke-linecap="but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1">
      <style:graphic-properties draw:fill="none" draw:stroke="solid" svg:stroke-width="0.00694in" svg:stroke-color="#44546a" draw:marker-end="a1160" svg:stroke-opacity="100%" draw:stroke-linejoin="miter" svg:stroke-linecap="but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draw:fill="none" draw:stroke="solid" svg:stroke-width="0.00694in" svg:stroke-color="#44546a" draw:marker-end="a1162" svg:stroke-opacity="100%" draw:stroke-linejoin="miter" svg:stroke-linecap="butt"/>
    </style:style>
    <style:style style:family="graphic" style:name="a111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5">
      <style:graphic-properties draw:fill="none" draw:stroke="solid" svg:stroke-width="0.00694in" svg:stroke-color="#44546a" draw:marker-end="a1164" svg:stroke-opacity="100%" draw:stroke-linejoin="miter" svg:stroke-linecap="butt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30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2" draw:style-name="a1081" draw:master-page-name="Master1-Layout7-blank-En-blanco" presentation:presentation-page-layout-name="Master1-PPL7" draw:id="Slide-257">
        <draw:custom-shape svg:x="5.74402in" svg:y="0.44113in" svg:width="3.87072in" svg:height="7.82623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44in" svg:y="0.44113in" svg:width="3.87072in" svg:height="0.36374in" draw:id="id137" draw:style-name="a1087" draw:name="Forma libre 15">
          <svg:title/>
          <svg:desc/>
          <text:p text:style-name="a1086" text:class-names="" text:cond-style-name=""><text:span text:style-name="a1085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0625in" svg:y="0.44113in" svg:width="1.98953in" svg:height="0.36374in" draw:id="id138" draw:style-name="a1090" draw:name="Forma libre 16">
          <svg:title/>
          <svg:desc/>
          <text:p text:style-name="a1089" text:class-names="" text:cond-style-name=""><text:span text:style-name="a1088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609in" svg:y="5.41529in" svg:width="1.1811in" svg:height="0.66929in" draw:id="id139" draw:style-name="a1093" draw:name="Forma libre 22">
          <svg:title/>
          <svg:desc/>
          <text:p text:style-name="a1092" text:class-names="" text:cond-style-name=""><text:span text:style-name="a1091" text:class-names="">Registran egreso de piezas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3151in" svg:y="4.35897in" svg:width="1.29927in" svg:height="0.70978in" draw:id="id140" draw:style-name="a1098" draw:name="Forma libre 30">
          <svg:title/>
          <svg:desc/>
          <text:p text:style-name="a1097" text:class-names="" text:cond-style-name=""><text:span text:style-name="a1094" text:class-names=""><text:s text:c="1"/>Completa la Solicitud de Piezas de acuerdo al trabajo encargado. Vincula con el N</text:span><text:span text:style-name="a1095" text:class-names="">°</text:span><text:span text:style-name="a1096" text:class-names=""><text:s text:c="1"/>de OR correspond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3012in" svg:y="6.46792in" svg:width="1.02362in" svg:height="0.59055in" draw:id="id141" draw:style-name="a1101" draw:name="Forma libre 32">
          <svg:title/>
          <svg:desc/>
          <text:p text:style-name="a1100" text:class-names="" text:cond-style-name=""><text:span text:style-name="a1099" text:class-names=""><text:s text:c="1"/>Se actualizan los niveles de stock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01207in" svg:y="4.51537in" svg:width="1.5955in" svg:height="0.3937in" draw:id="id142" draw:style-name="a1104" draw:name="Forma libre 60">
          <svg:title/>
          <svg:desc/>
          <text:p text:style-name="a1103" text:class-names="" text:cond-style-name=""><text:span text:style-name="a1102" text:class-names="">¿Hay disponibilidad d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31179in" svg:y="2.74085in" svg:width="1.13246in" svg:height="0.56312in" draw:id="id143" draw:style-name="a1107" draw:name="Forma libre 121">
          <svg:title/>
          <svg:desc/>
          <text:p text:style-name="a1106" text:class-names="" text:cond-style-name=""><text:span text:style-name="a1105" text:class-names="">Recibe la unidad y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7639in" svg:y="7.46147in" svg:width="1.16925in" svg:height="0.66942in" draw:id="id144" draw:style-name="a1110" draw:name="Forma libre 127">
          <svg:title/>
          <svg:desc/>
          <text:p text:style-name="a1109" text:class-names="" text:cond-style-name=""><text:span text:style-name="a1108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2746in" svg:y="0.44113in" svg:width="1.86837in" svg:height="0.36374in" draw:id="id145" draw:style-name="a1113" draw:name="Forma libre 131">
          <svg:title/>
          <svg:desc/>
          <text:p text:style-name="a1112" text:class-names="" text:cond-style-name=""><text:span text:style-name="a1111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2744in" svg:y="0.44112in" svg:width="1.8732in" svg:height="7.8266in" draw:id="id146" draw:style-name="a1116" draw:name="Rectángulo 132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162in" svg:y="0.98402in" svg:width="1.2094in" svg:height="0.49557in" draw:id="id147" draw:style-name="a1119" draw:name="Forma libre 133">
          <svg:title/>
          <svg:desc/>
          <text:p text:style-name="a1118" text:class-names="" text:cond-style-name=""><text:span text:style-name="a1117" text:class-names="">Recibe al cliente 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3167in" svg:y="1.7576in" svg:width="1.23582in" svg:height="0.66929in" draw:id="id148" draw:style-name="a1122" draw:name="Forma libre 134">
          <svg:title/>
          <svg:desc/>
          <text:p text:style-name="a1121" text:class-names="" text:cond-style-name=""><text:span text:style-name="a1120" text:class-names="">Registra trabajos encargados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3718in" svg:y="2.68067in" svg:width="1.23582in" svg:height="0.66929in" draw:id="id149" draw:style-name="a1125" draw:name="Forma libre 135">
          <svg:title/>
          <svg:desc/>
          <text:p text:style-name="a1124" text:class-names="" text:cond-style-name=""><text:span text:style-name="a1123" text:class-names="">Recibe y controla la unidad. Traslada la misma al talle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338in" svg:y="0.44113in" svg:width="1.86058in" svg:height="0.36374in" draw:id="id150" draw:style-name="a1128" draw:name="Forma libre 141">
          <svg:title/>
          <svg:desc/>
          <text:p text:style-name="a1127" text:class-names="" text:cond-style-name=""><text:span text:style-name="a1126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82in" svg:y="0.44112in" svg:width="1.8458in" svg:height="7.8266in" draw:id="id151" draw:style-name="a1131" draw:name="Rectángulo 142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65in" svg:y="0.44112in" svg:width="2.0064in" svg:height="7.82624in" draw:id="id152" draw:style-name="a1134" draw:name="Rectángulo 143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4632in" svg:y1="1.47959in" draw:start-shape="id147" draw:start-glue-point="2" svg:x2="0.94958in" svg:y2="1.7576in" draw:end-shape="id148" draw:end-glue-point="0" draw:id="id153" draw:style-name="a1136" draw:name="Conector recto de flecha 145">
          <svg:title/>
          <svg:desc/>
        </draw:connector>
        <draw:connector draw:type="line" svg:x1="0.94958in" svg:y1="2.42689in" draw:start-shape="id148" draw:start-glue-point="2" svg:x2="0.95509in" svg:y2="2.68067in" draw:end-shape="id149" draw:end-glue-point="0" draw:id="id154" draw:style-name="a1138" draw:name="Conector recto de flecha 147">
          <svg:title/>
          <svg:desc/>
        </draw:connector>
        <draw:custom-shape svg:x="9.61474in" svg:y="0.44113in" svg:width="1.34849in" svg:height="0.36374in" draw:id="id155" draw:style-name="a1142" draw:name="Forma libre 166">
          <svg:title/>
          <svg:desc/>
          <text:p text:style-name="a1141" text:class-names="" text:cond-style-name=""><text:span text:style-name="a1139" text:class-names="">Admin</text:span><text:span text:style-name="a1140" text:class-names="">. de Depo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8757in" svg:y="4.4115in" svg:width="1.02362in" svg:height="0.59055in" draw:id="id156" draw:style-name="a1145" draw:name="Forma libre 171">
          <svg:title/>
          <svg:desc/>
          <text:p text:style-name="a1144" text:class-names="" text:cond-style-name=""><text:span text:style-name="a1143" text:class-names="">Prepar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0252in" svg:y="5.40074in" svg:width="1.25166in" svg:height="0.68383in" draw:id="id157" draw:style-name="a1148" draw:name="Forma libre 172">
          <svg:title/>
          <svg:desc/>
          <text:p text:style-name="a1147" text:class-names="" text:cond-style-name=""><text:span text:style-name="a1146" text:class-names="">Genera vale de repuestos por duplicado. Solicita la firma del 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53078in" svg:y1="4.71386in" draw:start-shape="id140" draw:start-glue-point="1" svg:x2="4.30066in" svg:y2="4.71628in" draw:end-shape="id158" draw:end-glue-point="3" draw:id="id159" draw:style-name="a1150" draw:name="Conector recto de flecha 174">
          <svg:title/>
          <svg:desc/>
        </draw:connector>
        <draw:custom-shape svg:x="6.14141in" svg:y="3.15599in" svg:width="1.30819in" svg:height="0.70663in" draw:id="id160" draw:style-name="a1153" draw:name="Forma libre 179">
          <svg:title/>
          <svg:desc/>
          <text:p text:style-name="a1152" text:class-names="" text:cond-style-name=""><text:span text:style-name="a1151" text:class-names="">Gestión de Compra de Piezas a Mercedes Benz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onnector draw:type="line" svg:x1="6.80982in" svg:y1="4.51537in" draw:start-shape="id142" draw:start-glue-point="0" svg:x2="6.7955in" svg:y2="3.86262in" draw:end-shape="id160" draw:end-glue-point="2" draw:id="id161" draw:style-name="a1155" draw:name="Conector recto de flecha 181">
          <svg:title/>
          <svg:desc/>
        </draw:connector>
        <draw:connector draw:type="line" svg:x1="7.60757in" svg:y1="4.71222in" draw:start-shape="id142" draw:start-glue-point="1" svg:x2="8.16362in" svg:y2="4.70677in" draw:end-shape="id162" draw:end-glue-point="3" draw:id="id163" draw:style-name="a1157" draw:name="Conector recto de flecha 184">
          <svg:title/>
          <svg:desc/>
        </draw:connector>
        <draw:connector draw:type="standard" svg:x1="9.44674in" svg:y1="4.8973in" draw:start-shape="id156" draw:start-glue-point="2" svg:x2="10.19463in" svg:y2="5.85468in" draw:end-shape="id139" draw:end-glue-point="1" draw:id="id164" draw:style-name="a1159" draw:transform="translate(-9.82069in -5.37599in) rotate(-1.5708) translate(9.82069in 5.37599in)" draw:name="Conector angular 190">
          <svg:title/>
          <svg:desc/>
        </draw:connector>
        <draw:connector draw:type="line" svg:x1="8.1609in" svg:y1="5.74993in" draw:start-shape="id139" draw:start-glue-point="3" svg:x2="7.45418in" svg:y2="5.74266in" draw:end-shape="id157" draw:end-glue-point="1" draw:id="id165" draw:style-name="a1161" draw:name="Conector recto de flecha 192">
          <svg:title/>
          <svg:desc/>
        </draw:connector>
        <draw:connector draw:type="line" svg:x1="8.75145in" svg:y1="6.08458in" draw:start-shape="id139" draw:start-glue-point="2" svg:x2="8.74193in" svg:y2="6.46792in" draw:end-shape="id141" draw:end-glue-point="0" draw:id="id166" draw:style-name="a1163" draw:name="Conector recto de flecha 194">
          <svg:title/>
          <svg:desc/>
        </draw:connector>
        <draw:connector draw:type="line" svg:x1="1.57299in" svg:y1="3.01531in" draw:start-shape="id149" draw:start-glue-point="1" svg:x2="2.31179in" svg:y2="3.02241in" draw:end-shape="id143" draw:end-glue-point="3" draw:id="id167" draw:style-name="a1165" draw:name="Conector recto de flecha 206">
          <svg:title/>
          <svg:desc/>
        </draw:connector>
        <draw:custom-shape svg:x="8.6435in" svg:y="7.39706in" svg:width="0.19685in" svg:height="0.19685in" draw:id="id168" draw:style-name="a1168" draw:name="Forma libre 233">
          <svg:title/>
          <svg:desc/>
          <text:p text:style-name="a1167" text:class-names="" text:cond-style-name=""><text:span text:style-name="a1166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8.74193in" svg:y1="7.05847in" draw:start-shape="id141" draw:start-glue-point="2" svg:x2="8.74192in" svg:y2="7.39706in" draw:end-shape="id168" draw:end-glue-point="0" draw:id="id169" draw:style-name="a1170" draw:name="Conector recto de flecha 235">
          <svg:title/>
          <svg:desc/>
        </draw:connector>
        <draw:custom-shape svg:x="9.6194in" svg:y="0.44113in" svg:width="1.34383in" svg:height="7.82623in" draw:id="id170" draw:style-name="a1173" draw:name="Rectángulo 239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1" draw:style-name="a1176" draw:name="CuadroTexto 242" svg:x="6.82609in" svg:y="4.06598in" svg:width="0.35433in" svg:height="0.31496in">
          <draw:text-box>
            <text:p text:style-name="a1175" text:class-names="" text:cond-style-name=""><text:span text:style-name="a1174" text:class-names="">NO</text:span></text:p>
          </draw:text-box>
          <svg:title/>
          <svg:desc/>
        </draw:frame>
        <draw:frame draw:id="id172" draw:style-name="a1179" draw:name="CuadroTexto 243" svg:x="7.56533in" svg:y="4.38125in" svg:width="0.35433in" svg:height="0.31496in">
          <draw:text-box>
            <text:p text:style-name="a1178" text:class-names="" text:cond-style-name=""><text:span text:style-name="a1177" text:class-names="">SI</text:span></text:p>
          </draw:text-box>
          <svg:title/>
          <svg:desc/>
        </draw:frame>
        <draw:custom-shape svg:x="4.30066in" svg:y="4.44666in" svg:width="1.14447in" svg:height="0.53924in" draw:id="id158" draw:style-name="a1182" draw:name="Forma libre 30">
          <svg:title/>
          <svg:desc/>
          <text:p text:style-name="a1181" text:class-names="" text:cond-style-name=""><text:span text:style-name="a1180" text:class-names=""><text:s text:c="1"/>Aprueba <text:s text:c="1"/>y firma la Solicitud de Piezas de acuerdo al trabajo solicit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87802in" svg:y1="3.30397in" draw:start-shape="id143" draw:start-glue-point="2" svg:x2="2.88268in" svg:y2="3.56185in" draw:end-shape="id173" draw:end-glue-point="0" draw:id="id174" draw:style-name="a1184" draw:name="Conector recto de flecha 86">
          <svg:title/>
          <svg:desc/>
        </draw:connector>
        <draw:connector draw:type="line" svg:x1="5.44513in" svg:y1="4.71628in" draw:start-shape="id158" draw:start-glue-point="1" svg:x2="6.01207in" svg:y2="4.71222in" draw:end-shape="id142" draw:end-glue-point="3" draw:id="id175" draw:style-name="a1186" draw:name="Conector recto de flecha 98">
          <svg:title/>
          <svg:desc/>
        </draw:connector>
        <draw:custom-shape svg:x="2.31045in" svg:y="3.56185in" svg:width="1.14447in" svg:height="0.53924in" draw:id="id173" draw:style-name="a1190" draw:name="Forma libre 30">
          <svg:title/>
          <svg:desc/>
          <text:p text:style-name="a1189" text:class-names="" text:cond-style-name=""><text:span text:style-name="a1187" text:class-names="">Chequea la unidad y los trabajos encargados en la OR</text:span><text:span text:style-name="a11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30982in" svg:y="7.49125in" svg:width="1.03706in" svg:height="0.60986in" draw:id="id176" draw:style-name="a1193" draw:name="Forma libre 172">
          <svg:title/>
          <svg:desc/>
          <text:p text:style-name="a1192" text:class-names="" text:cond-style-name=""><text:span text:style-name="a1191" text:class-names="">Entrega el pedido de piezas al técnic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0252in" svg:y="6.4989in" svg:width="1.25166in" svg:height="0.67007in" draw:id="id177" draw:style-name="a1196" draw:name="Forma libre 172">
          <svg:title/>
          <svg:desc/>
          <text:p text:style-name="a1195" text:class-names="" text:cond-style-name=""><text:span text:style-name="a1194" text:class-names="">Adjunta la solicitud de piezas y el vale de repuestos a la O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6362in" svg:y="4.38037in" svg:width="1.17566in" svg:height="0.65279in" draw:id="id162" draw:style-name="a1201" draw:name="Forma libre 30">
          <svg:title/>
          <svg:desc/>
          <text:p text:style-name="a1200" text:class-names="" text:cond-style-name=""><text:span text:style-name="a1197" text:class-names=""><text:s text:c="1"/></text:span><text:span text:style-name="a1198" text:class-names="">Remite pedido de piezas al Administrativo de Deposito</text:span><text:span text:style-name="a119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88268in" svg:y1="4.10109in" draw:start-shape="id173" draw:start-glue-point="2" svg:x2="2.88114in" svg:y2="4.35897in" draw:end-shape="id140" draw:end-glue-point="0" draw:id="id178" draw:style-name="a1203" draw:name="Conector recto de flecha 59">
          <svg:title/>
          <svg:desc/>
        </draw:connector>
        <draw:connector draw:type="line" svg:x1="9.33927in" svg:y1="4.70677in" draw:start-shape="id162" draw:start-glue-point="1" svg:x2="9.78757in" svg:y2="4.70677in" draw:end-shape="id156" draw:end-glue-point="3" draw:id="id179" draw:style-name="a1205" draw:name="Conector recto de flecha 66">
          <svg:title/>
          <svg:desc/>
        </draw:connector>
        <draw:connector draw:type="line" svg:x1="6.82835in" svg:y1="6.08457in" draw:start-shape="id157" draw:start-glue-point="2" svg:x2="6.82835in" svg:y2="6.4989in" draw:end-shape="id177" draw:end-glue-point="0" draw:id="id180" draw:style-name="a1207" draw:name="Conector recto de flecha 73">
          <svg:title/>
          <svg:desc/>
        </draw:connector>
        <draw:connector draw:type="line" svg:x1="6.82835in" svg:y1="7.16897in" draw:start-shape="id177" draw:start-glue-point="2" svg:x2="6.82835in" svg:y2="7.49125in" draw:end-shape="id176" draw:end-glue-point="0" draw:id="id181" draw:style-name="a1209" draw:name="Conector recto de flecha 79">
          <svg:title/>
          <svg:desc/>
        </draw:connector>
        <draw:connector draw:type="line" svg:x1="6.30982in" svg:y1="7.79618in" draw:start-shape="id176" draw:start-glue-point="3" svg:x2="3.34564in" svg:y2="7.79618in" draw:end-shape="id144" draw:end-glue-point="1" draw:id="id182" draw:style-name="a1211" draw:name="Conector recto de flecha 81">
          <svg:title/>
          <svg:desc/>
        </draw:connector>
        <draw:custom-shape svg:x="6.7004in" svg:y="2.40481in" svg:width="0.19685in" svg:height="0.19685in" draw:id="id183" draw:style-name="a1214" draw:name="Forma libre 233">
          <svg:title/>
          <svg:desc/>
          <text:p text:style-name="a1213" text:class-names="" text:cond-style-name=""><text:span text:style-name="a1212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6.79882in" svg:y1="2.60166in" draw:start-shape="id183" draw:start-glue-point="2" svg:x2="6.7955in" svg:y2="3.15599in" draw:end-shape="id160" draw:end-glue-point="0" draw:id="id184" draw:style-name="a1216" draw:name="Conector recto de flecha 111">
          <svg:title/>
          <svg:desc/>
        </draw:connector>
        <draw:frame draw:id="id185" draw:style-name="a1222" draw:name="CuadroTexto 50" svg:x="0.17894in" svg:y="0.11297in" svg:width="8.85385in" svg:height="0.30932in">
          <draw:text-box>
            <text:p text:style-name="a1221" text:class-names="" text:cond-style-name=""><text:span text:style-name="a1217" text:class-names="">Proceso:<text:s text:c="1"/></text:span><text:span text:style-name="a1218" text:class-names="">Pedido de Piezas<text:s text:c="1"/></text:span><text:span text:style-name="a1219" text:class-names="">de clientes Taller</text:span><text:span text:style-name="a1220" text:class-names=""/></text:p>
          </draw:text-box>
          <svg:title/>
          <svg:desc/>
        </draw:frame>
        <draw:frame draw:id="id186" draw:style-name="a1225" draw:name="CuadroTexto 51" svg:x="8.71276in" svg:y="0.10687in" svg:width="2.2738in" svg:height="0.30293in">
          <draw:text-box>
            <text:p text:style-name="a1224" text:class-names="" text:cond-style-name=""><text:span text:style-name="a1223" text:class-names="">Fecha: 12/02/2014</text:span></text:p>
          </draw:text-box>
          <svg:title/>
          <svg:desc/>
        </draw:frame>
        <presentation:notes draw:style-name="a1231">
          <draw:frame draw:id="id187" draw:style-name="a1228" draw:name="Marcador de número de diapositiva 6" svg:x="4.67953in" svg:y="11.10827in" svg:width="3.5878in" svg:height="0.58425in">
            <draw:text-box>
              <text:p text:style-name="a1227" text:class-names="" text:cond-style-name=""><text:span text:style-name="a1226" text:class-names=""><text:page-number style:num-format="1" text:fixed="false"/></text:span></text:p>
            </draw:text-box>
            <svg:title/>
            <svg:desc/>
          </draw:frame>
          <draw:frame draw:id="id188" presentation:style-name="a1229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89" presentation:style-name="a1230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85" svg:viewBox="0 0 20 30" svg:d="m10 0-10 30h20z"/>
    <draw:marker draw:name="a1135" svg:viewBox="0 0 20 30" svg:d="m10 0-10 30h20z"/>
    <draw:marker draw:name="a1202" svg:viewBox="0 0 20 30" svg:d="m10 0-10 30h20z"/>
    <draw:marker draw:name="a1137" svg:viewBox="0 0 20 30" svg:d="m10 0-10 30h20z"/>
    <draw:marker draw:name="a1204" svg:viewBox="0 0 20 30" svg:d="m10 0-10 30h20z"/>
    <draw:marker draw:name="a1210" svg:viewBox="0 0 20 30" svg:d="m10 0-10 30h20z"/>
    <draw:marker draw:name="a1206" svg:viewBox="0 0 20 30" svg:d="m10 0-10 30h20z"/>
    <draw:marker draw:name="a1154" svg:viewBox="0 0 20 30" svg:d="m10 0-10 30h20z"/>
    <draw:marker draw:name="a1208" svg:viewBox="0 0 20 30" svg:d="m10 0-10 30h20z"/>
    <draw:marker draw:name="a1160" svg:viewBox="0 0 20 30" svg:d="m10 0-10 30h20z"/>
    <draw:marker draw:name="a1149" svg:viewBox="0 0 20 30" svg:d="m10 0-10 30h20z"/>
    <draw:marker draw:name="a1215" svg:viewBox="0 0 20 30" svg:d="m10 0-10 30h20z"/>
    <draw:marker draw:name="a1156" svg:viewBox="0 0 20 30" svg:d="m10 0-10 30h20z"/>
    <draw:marker draw:name="a1162" svg:viewBox="0 0 20 30" svg:d="m10 0-10 30h20z"/>
    <draw:marker draw:name="a1158" svg:viewBox="0 0 20 30" svg:d="m10 0-10 30h20z"/>
    <draw:marker draw:name="a1164" svg:viewBox="0 0 20 30" svg:d="m10 0-10 30h20z"/>
    <draw:marker draw:name="a1169" svg:viewBox="0 0 20 30" svg:d="m10 0-10 30h20z"/>
    <draw:marker draw:name="a118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28T12:11:53Z</dc:date>
    <meta:editing-cycles>58</meta:editing-cycles>
    <meta:editing-duration>PT146195S</meta:editing-duration>
    <meta:document-statistic meta:paragraph-count="29" meta:word-count="196"/>
  </office:meta>
</office:document-meta>
</file>